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3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P052" svg:font-family="P052"/>
    <style:font-face style:name="P0521" svg:font-family="P052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052" fo:font-size="12pt" fo:font-weight="normal" officeooo:rsid="011b5512" officeooo:paragraph-rsid="011b5512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P052" fo:font-size="12pt" fo:font-weight="normal" officeooo:rsid="011b5512" officeooo:paragraph-rsid="011d24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P052" fo:font-size="12pt" fo:font-weight="normal" officeooo:rsid="011bbd52" officeooo:paragraph-rsid="011bbd5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P052" fo:font-size="12pt" fo:font-weight="normal" officeooo:rsid="011bbd52" officeooo:paragraph-rsid="011d8db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P052" fo:font-size="12pt" fo:font-weight="normal" officeooo:rsid="011bbd52" officeooo:paragraph-rsid="011d24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P052" fo:font-size="12pt" fo:font-weight="normal" officeooo:rsid="011bc239" officeooo:paragraph-rsid="011bc23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P052" fo:font-size="12pt" fo:font-weight="normal" officeooo:rsid="011d2419" officeooo:paragraph-rsid="011d241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P052" fo:font-size="12pt" fo:font-weight="normal" officeooo:rsid="011d8dbc" officeooo:paragraph-rsid="011d8db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P052" fo:font-size="12pt" fo:font-weight="normal" officeooo:rsid="011d8dbc" officeooo:paragraph-rsid="0121279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P052" fo:font-size="12pt" fo:font-weight="normal" officeooo:rsid="011f2a09" officeooo:paragraph-rsid="0121279b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P052" fo:font-size="12pt" fo:font-weight="normal" officeooo:rsid="01246674" officeooo:paragraph-rsid="0124667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P052" fo:font-size="12pt" fo:font-weight="normal" officeooo:rsid="01263c1b" officeooo:paragraph-rsid="01263c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P0521" fo:font-size="24pt" fo:font-weight="bold" officeooo:rsid="011b5512" officeooo:paragraph-rsid="011b5512" style:font-size-asian="24pt" style:font-weight-asian="bold" style:font-size-complex="24pt" style:font-weight-complex="bold"/>
    </style:style>
    <style:style style:name="T1" style:family="text">
      <style:text-properties officeooo:rsid="011b5512"/>
    </style:style>
    <style:style style:name="T2" style:family="text">
      <style:text-properties officeooo:rsid="011bc2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11b5512"/>
    </style:style>
    <style:style style:name="T6" style:family="text">
      <style:text-properties style:text-underline-style="solid" style:text-underline-width="auto" style:text-underline-color="font-color" officeooo:rsid="011bc239"/>
    </style:style>
    <style:style style:name="T7" style:family="text">
      <style:text-properties style:text-underline-style="solid" style:text-underline-width="auto" style:text-underline-color="font-color" officeooo:rsid="011d2419"/>
    </style:style>
    <style:style style:name="T8" style:family="text">
      <style:text-properties style:text-underline-style="solid" style:text-underline-width="auto" style:text-underline-color="font-color" officeooo:rsid="011d8dbc"/>
    </style:style>
    <style:style style:name="T9" style:family="text">
      <style:text-properties style:text-underline-style="solid" style:text-underline-width="auto" style:text-underline-color="font-color" officeooo:rsid="012268ff"/>
    </style:style>
    <style:style style:name="T10" style:family="text">
      <style:text-properties style:text-underline-style="solid" style:text-underline-width="auto" style:text-underline-color="font-color" officeooo:rsid="012888a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1d2419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officeooo:rsid="011d2419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11d2419"/>
    </style:style>
    <style:style style:name="T17" style:family="text">
      <style:text-properties style:text-underline-style="none" officeooo:rsid="011d8dbc"/>
    </style:style>
    <style:style style:name="T18" style:family="text">
      <style:text-properties style:text-underline-style="none" officeooo:rsid="011f2a09"/>
    </style:style>
    <style:style style:name="T19" style:family="text">
      <style:text-properties style:text-underline-style="none" fo:font-weight="bold" officeooo:rsid="011f2a09" style:font-weight-asian="bold" style:font-weight-complex="bold"/>
    </style:style>
    <style:style style:name="T20" style:family="text">
      <style:text-properties style:text-underline-style="none" fo:font-weight="bold" officeooo:rsid="01216d34" style:font-weight-asian="bold" style:font-weight-complex="bold"/>
    </style:style>
    <style:style style:name="T21" style:family="text">
      <style:text-properties style:text-underline-style="none" officeooo:rsid="012268ff"/>
    </style:style>
    <style:style style:name="T22" style:family="text">
      <style:text-properties officeooo:rsid="011d8dbc"/>
    </style:style>
    <style:style style:name="T23" style:family="text">
      <style:text-properties officeooo:rsid="011f2a09"/>
    </style:style>
    <style:style style:name="T24" style:family="text">
      <style:text-properties officeooo:rsid="012268ff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12a2f34" style:font-style-asian="normal" style:font-style-complex="normal"/>
    </style:style>
    <style:style style:name="T27" style:family="text">
      <style:text-properties officeooo:rsid="01275085"/>
    </style:style>
    <style:style style:name="T28" style:family="text">
      <style:text-properties officeooo:rsid="012a1b6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ieillissement</text:p>
      <text:p text:style-name="P1">Cette règle, totalement optionnelle, permet de simuler les effets du vieillissement pour des campagnes s’y prêtant (jeu multi-générationnels par exemple).</text:p>
      <text:p text:style-name="P1"/>
      <text:p text:style-name="P3"><text:span text:style-name="T3">Points de vieillissement :</text:span> <text:span text:style-name="T1">au terme de chaque année à partir d’</text:span><text:span text:style-name="T2">un </text:span><text:span text:style-name="T6">âge de départ</text:span><text:span text:style-name="T2"> dépendant de son espèce (40 ans pour les humains)</text:span><text:span text:style-name="T1">, un personnage gagne un </text:span><text:span text:style-name="T5">point de vieillissement</text:span><text:span text:style-name="T1">. </text:span>Des artefacts technologiques ou de la magie peuvent venir modifier ce rythme d’acquisition (en le ramenant à un tous les deux ans par exemple). Une telle modification du rythme d’acquisition est généralement <text:span text:style-name="T4">temporaire</text:span> (le rituel doit être entretenu, les interventions chirurgicales répétées etc.).</text:p>
      <text:p text:style-name="P3"/>
      <text:p text:style-name="P3"><text:span text:style-name="T3">Seuil de vieillissement :</text:span> cette caractéristique représente le rythme auquel un personnage subit les dégâts de l’âge. <text:span text:style-name="T14">P</text:span>lus elle est <text:span text:style-name="T4">élevée</text:span>, plus <text:span text:style-name="T14">des </text:span><text:span text:style-name="T12">points de vieillissement</text:span><text:span text:style-name="T14"> doivent être accumulés</text:span> avant que des effets <text:span text:style-name="T14">notoires </text:span>ne voient le jour. La valeur de base du seuil de vieillissement dépend de l’espèce du personnage (5 pour les humains). Elle peut être modifiée par une transformation physiologique importante à caractère <text:span text:style-name="T4">permanent</text:span> (mutation, rituel magique altérant définitivement le corps du personnage).</text:p>
      <text:p text:style-name="P3">On introduit en conséquence le nouveau couple d’avantage/désavantage qui suit :</text:p>
      <text:p text:style-name="P6"><text:span text:style-name="T11">Corps d’Hébé (avantage, 4XP) : </text:span>tel la fille d’Héra, le personnage semble éternellement jeune, son seuil de vieillissement est augmenté de un.</text:p>
      <text:p text:style-name="P6"><text:span text:style-name="T11">Corps de Géras (désavantage, 6XP) : </text:span>tel le fils de Nyx, le personnage a toujours semblé prématurément vieilli, son seuil de vieillissement est diminué de un.</text:p>
      <text:p text:style-name="P3"/>
      <text:p text:style-name="P4"><text:span text:style-name="T3">Rang de vieillesse :</text:span> lorsque le total des points de vieillissement du personnage atteint son <text:span text:style-name="T13">seuil de vieillissement</text:span>, le personnage gagne un <text:span text:style-name="T4">rang de vieillesse</text:span> et son total de <text:span text:style-name="T11">points de vieillissement</text:span> repasse à zéro. <text:span text:style-name="T22">Un personnage subit de façon permanente un malus à tous ses jets </text:span><text:span text:style-name="T8">égal à son rang de vieillesse</text:span><text:span text:style-name="T22">.</text:span></text:p>
      <text:p text:style-name="P4"/>
      <text:p text:style-name="P9"><text:span text:style-name="T20">R</text:span><text:span text:style-name="T19">ang de salubrité :</text:span><text:span text:style-name="T18"> </text:span><text:span text:style-name="T21">cette caractéristique va venir modifier les risques de souffrir effectivement du vieillissement. Elle </text:span><text:span text:style-name="T23">représent</text:span><text:span text:style-name="T24">e</text:span><text:span text:style-name="T23"> les conditions de vie </text:span><text:span text:style-name="T24">moyennes</text:span><text:span text:style-name="T23"> du personnage au cour</text:span><text:span text:style-name="T27">s</text:span><text:span text:style-name="T23"> de la dernière période durant laquelle il a atteint son seuil de vieillissement :</text:span></text:p>
      <text:p text:style-name="P10"><text:span text:style-name="T11">Rang 0 :</text:span> insalubres (mendiant etc.) ;</text:p>
      <text:p text:style-name="P10"><text:span text:style-name="T11">Rang 1 :</text:span> rudimentaires (paysan médiéval etc.) ;</text:p>
      <text:p text:style-name="P10"><text:span text:style-name="T11">Rang 2 :</text:span> limitées (élite <text:span text:style-name="T28">pré-moderne, basse-classe moderne</text:span> etc.) ;</text:p>
      <text:p text:style-name="P10"><text:span text:style-name="T11">Rang 3 :</text:span> médecine et confort moderne ;</text:p>
      <text:p text:style-name="P10"><text:span text:style-name="T11">Rang 4 :</text:span> luxueuses (élite moderne etc.) ;</text:p>
      <text:p text:style-name="P10"><text:span text:style-name="T11">Rang 5 :</text:span> futuristes.</text:p>
      <text:p text:style-name="P4"/>
      <text:p text:style-name="P8"><text:span text:style-name="T3">Maux de l’âge :</text:span> <text:span text:style-name="T23">au fur et à mesure que le personnage acquiert des rangs de vieillesse, il risque de plus en plus de subir des troubles qui l’amèneront inéluctablement à la mort. À </text:span><text:span text:style-name="T24">chaque fois que le personnage acquiert un </text:span><text:span text:style-name="T9">rang de vieill</text:span><text:span text:style-name="T10">e</text:span><text:span text:style-name="T9">sse</text:span><text:span text:style-name="T24">, il doit</text:span><text:span text:style-name="T14"> immédiatement effectuer un </text:span><text:span text:style-name="T7">jet de vieillissement</text:span><text:span text:style-name="T16"> et en confronter le résultat à la table de vieillissement.</text:span></text:p>
      <text:p text:style-name="P5"><text:span text:style-name="T11">Jet de vieillissement :</text:span> 1D100 + (10 * <text:span text:style-name="T4">rang de vieillesse</text:span>) -<text:span text:style-name="T22"> (5 * </text:span><text:span text:style-name="T9">rang de salubrité</text:span><text:span text:style-name="T17">)</text:span>.</text:p>
      <text:p text:style-name="P7"/>
      <text:p text:style-name="P7"><draw:frame draw:style-name="fr2" draw:name="Object1" text:anchor-type="char" svg:width="1.2016in" svg:height="1.1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1"><text:soft-page-break/>Un jet sur la table des maux de l’âge va générer un nouveau <text:span text:style-name="T4">trouble</text:span><text:span text:style-name="T15"> à rang 1 (si ce type de trouble n’avait jamais été reçu auparavant) ou aggraver le rang d’un trouble déjà existant. Un trouble est un malus à certains jets. Pour les troubles organiques, il s’agit de tous les jets avec le trait </text:span><text:span text:style-name="T13">physique</text:span><text:span text:style-name="T25">, pour les autres troubles un jet complémentaire sur une table dédiée est nécessaire afin de discerner le type de jet sujet au malus.</text:span></text:p>
      <text:p text:style-name="P11"><draw:frame draw:style-name="fr1" draw:name="Object2" text:anchor-type="char" svg:x="0.1646in" svg:y="0.1791in" svg:width="1.448in" svg:height="1.3543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5"/></text:p>
      <text:p text:style-name="P11"><text:span text:style-name="T25"/></text:p>
      <text:p text:style-name="P11"><draw:frame draw:style-name="fr1" draw:name="Object3" text:anchor-type="char" svg:x="2.2173in" svg:y="0.002in" svg:width="0.9882in" svg:height="0.9602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char" svg:x="3.8319in" svg:y="0.0272in" svg:width="0.8425in" svg:height="0.95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>Le MJ décide, pour chaque trouble reçu, de la cause narrative sous-jacente au malus (douleurs lombaires, presbytie etc.).</text:span></text:p>
      <text:p text:style-name="P11"><text:span text:style-name="T25">Les effets des rangs de trouble sont les suivants :</text:span></text:p>
      <text:p text:style-name="P12"><text:span text:style-name="T13">Rang 1 :</text:span><text:span text:style-name="T25"> premiers symptômes (douleurs articulaires, essoufflement, pertes de mémoire, vue qui baisse etc.), -2 aux jets concernés ;</text:span></text:p>
      <text:p text:style-name="P12"><text:span text:style-name="T13">Rang 2 : </text:span><text:span text:style-name="T25">affliction discernable (arthrose, insuffisance cardiaque, maladie d’Alzheimer, cataracte), -5 aux jets concernés ;</text:span></text:p>
      <text:p text:style-name="P12"><text:span text:style-name="T13">Rang 3 : </text:span><text:span text:style-name="T25">affliction invalidante, -10 aux jets concernés ;</text:span></text:p>
      <text:p text:style-name="P12"><text:span text:style-name="T13">Rang 4 : </text:span><text:span text:style-name="T25">personnage devenu grabataire, végétatif ou mort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P052" svg:font-family="P052"/>
    <style:font-face style:name="P0521" svg:font-family="P052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052" fo:font-family="P052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P052" fo:font-family="P052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052" fo:font-family="P052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052" fo:font-family="P052"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6:12:01.657691163</meta:creation-date>
    <meta:generator>LibreOffice/7.0.5.2$Linux_X86_64 LibreOffice_project/00$Build-2</meta:generator>
    <dc:date>2021-05-23T13:17:47.310690320</dc:date>
    <meta:editing-duration>P1DT7H41M47S</meta:editing-duration>
    <meta:editing-cycles>181</meta:editing-cycles>
    <meta:document-statistic meta:table-count="0" meta:image-count="0" meta:object-count="4" meta:page-count="2" meta:paragraph-count="24" meta:word-count="611" meta:character-count="3782" meta:non-whitespace-character-count="319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1.76pt solid #000000" fo:border-top="1.76pt solid #000000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order-left="none" fo:border-right="1.76pt solid #000000" fo:border-top="1.76pt solid #000000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88">
          <table:table-cell table:number-columns-repeated="82"/>
        </table:table-row>
        <table:table-row table:style-name="ro2">
          <table:table-cell table:number-columns-repeated="80"/>
          <table:table-cell table:style-name="ce25" office:value-type="string" calcext:value-type="string" table:number-columns-spanned="2" table:number-rows-spanned="2">
            <text:p>Table de vieillissement</text:p>
          </table:table-cell>
          <table:covered-table-cell table:style-name="ce31"/>
        </table:table-row>
        <table:table-row table:style-name="ro2">
          <table:table-cell table:number-columns-repeated="80"/>
          <table:covered-table-cell table:style-name="ce26"/>
          <table:covered-table-cell table:style-name="ce32"/>
        </table:table-row>
        <table:table-row table:style-name="ro2">
          <table:table-cell table:number-columns-repeated="80"/>
          <table:table-cell table:style-name="ce27" office:value-type="string" calcext:value-type="string">
            <text:p>1D100</text:p>
          </table:table-cell>
          <table:table-cell table:style-name="ce33" office:value-type="string" calcext:value-type="string">
            <text:p>Conséquence</text:p>
          </table:table-cell>
        </table:table-row>
        <table:table-row table:style-name="ro2">
          <table:table-cell table:number-columns-repeated="80"/>
          <table:table-cell table:style-name="ce28" office:value-type="string" calcext:value-type="string">
            <text:p>1-55</text:p>
          </table:table-cell>
          <table:table-cell table:style-name="ce34" office:value-type="string" calcext:value-type="string">
            <text:p>Aucune</text:p>
          </table:table-cell>
        </table:table-row>
        <table:table-row table:style-name="ro3">
          <table:table-cell table:number-columns-repeated="80"/>
          <table:table-cell table:style-name="ce29" office:value-type="string" calcext:value-type="string">
            <text:p>56-99</text:p>
          </table:table-cell>
          <table:table-cell table:style-name="ce35" office:value-type="string" calcext:value-type="string">
            <text:p>Jet sur table des maux de l’âge</text:p>
          </table:table-cell>
        </table:table-row>
        <table:table-row table:style-name="ro2">
          <table:table-cell table:number-columns-repeated="80"/>
          <table:table-cell table:style-name="ce30" office:value-type="string" calcext:value-type="string">
            <text:p>100</text:p>
          </table:table-cell>
          <table:table-cell table:style-name="ce36" office:value-type="string" calcext:value-type="string">
            <text:p>Mor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40:07.84378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fo:border-left="none" fo:border-right="1.76pt solid #000000" fo:border-top="1.76pt solid #000000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none" fo:border-left="none" fo:border-right="1.76pt solid #000000" fo:border-top="1.76pt solid #000000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95">
          <table:table-cell table:number-columns-repeated="85"/>
        </table:table-row>
        <table:table-row table:style-name="ro2">
          <table:table-cell table:number-columns-repeated="83"/>
          <table:table-cell table:style-name="ce29" office:value-type="string" calcext:value-type="string" table:number-columns-spanned="2" table:number-rows-spanned="2">
            <text:p>Table des maux de l’âge</text:p>
          </table:table-cell>
          <table:covered-table-cell table:style-name="ce36"/>
        </table:table-row>
        <table:table-row table:style-name="ro2">
          <table:table-cell table:number-columns-repeated="83"/>
          <table:covered-table-cell table:style-name="ce30"/>
          <table:covered-table-cell table:style-name="ce37"/>
        </table:table-row>
        <table:table-row table:style-name="ro2">
          <table:table-cell table:number-columns-repeated="83"/>
          <table:table-cell table:style-name="ce31" office:value-type="string" calcext:value-type="string">
            <text:p>1D10</text:p>
          </table:table-cell>
          <table:table-cell table:style-name="ce38" office:value-type="string" calcext:value-type="string">
            <text:p>Troubles</text:p>
          </table:table-cell>
        </table:table-row>
        <table:table-row table:style-name="ro2">
          <table:table-cell table:number-columns-repeated="83"/>
          <table:table-cell table:style-name="ce32" office:value-type="string" calcext:value-type="string">
            <text:p>1-3</text:p>
          </table:table-cell>
          <table:table-cell table:style-name="ce39" office:value-type="string" calcext:value-type="string">
            <text:p>Musculo-squelettiques</text:p>
          </table:table-cell>
        </table:table-row>
        <table:table-row table:style-name="ro2">
          <table:table-cell table:number-columns-repeated="83"/>
          <table:table-cell table:style-name="ce33" office:value-type="string" calcext:value-type="string">
            <text:p>4-6</text:p>
          </table:table-cell>
          <table:table-cell table:style-name="ce40" office:value-type="string" calcext:value-type="string">
            <text:p>Organiques</text:p>
          </table:table-cell>
        </table:table-row>
        <table:table-row table:style-name="ro3">
          <table:table-cell table:number-columns-repeated="83"/>
          <table:table-cell table:style-name="ce34" office:value-type="string" calcext:value-type="string">
            <text:p>7-9</text:p>
          </table:table-cell>
          <table:table-cell table:style-name="ce41" office:value-type="string" calcext:value-type="string">
            <text:p>Cognitivo-sensoriels</text:p>
          </table:table-cell>
        </table:table-row>
        <table:table-row table:style-name="ro4">
          <table:table-cell table:number-columns-repeated="83"/>
          <table:table-cell table:style-name="ce35" office:value-type="string" calcext:value-type="string">
            <text:p>10</text:p>
          </table:table-cell>
          <table:table-cell table:style-name="ce42" office:value-type="string" calcext:value-type="string">
            <text:p>Deux troubles (ignorer un deuxième tirage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56:58.58380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none" fo:border-right="1.76pt solid #000000" fo:border-top="1.76pt solid #000000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order-left="none" fo:border-right="1.76pt solid #000000" fo:border-top="1.76pt solid #000000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03">
          <table:table-cell table:number-columns-repeated="88"/>
        </table:table-row>
        <table:table-row table:style-name="ro2">
          <table:table-cell table:number-columns-repeated="86"/>
          <table:table-cell table:style-name="ce19" office:value-type="string" calcext:value-type="string" table:number-columns-spanned="2" table:number-rows-spanned="2">
            <text:p>Troubles musculo-squelettiques</text:p>
          </table:table-cell>
          <table:covered-table-cell table:style-name="ce23"/>
        </table:table-row>
        <table:table-row table:style-name="ro2">
          <table:table-cell table:number-columns-repeated="86"/>
          <table:covered-table-cell table:style-name="ce20"/>
          <table:covered-table-cell table:style-name="ce24"/>
        </table:table-row>
        <table:table-row table:style-name="ro2">
          <table:table-cell table:number-columns-repeated="86"/>
          <table:table-cell table:style-name="ce21" office:value-type="string" calcext:value-type="string">
            <text:p>1D10</text:p>
          </table:table-cell>
          <table:table-cell table:style-name="ce25" office:value-type="string" calcext:value-type="string">
            <text:p>Jets</text:p>
          </table:table-cell>
        </table:table-row>
        <table:table-row table:style-name="ro2">
          <table:table-cell table:number-columns-repeated="86"/>
          <table:table-cell table:style-name="ce22" office:value-type="string" calcext:value-type="string">
            <text:p>1-7</text:p>
          </table:table-cell>
          <table:table-cell table:style-name="ce26" office:value-type="string" calcext:value-type="string">
            <text:p>Physique</text:p>
          </table:table-cell>
        </table:table-row>
        <table:table-row table:style-name="ro3">
          <table:table-cell table:number-columns-repeated="86"/>
          <table:table-cell table:style-name="ce21" office:value-type="string" calcext:value-type="string">
            <text:p>8-10</text:p>
          </table:table-cell>
          <table:table-cell table:style-name="ce27" office:value-type="string" calcext:value-type="string">
            <text:p>Coordination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57:11.51471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none" fo:border-right="1.76pt solid #000000" fo:border-top="1.76pt solid #000000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order-left="none" fo:border-right="1.76pt solid #000000" fo:border-top="1.76pt solid #000000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09">
          <table:table-cell table:number-columns-repeated="91"/>
        </table:table-row>
        <table:table-row table:style-name="ro2">
          <table:table-cell table:number-columns-repeated="89"/>
          <table:table-cell table:style-name="ce19" office:value-type="string" calcext:value-type="string" table:number-columns-spanned="2" table:number-rows-spanned="2">
            <text:p>Troubles cognitivo-sensoriels</text:p>
          </table:table-cell>
          <table:covered-table-cell table:style-name="ce23"/>
        </table:table-row>
        <table:table-row table:style-name="ro2">
          <table:table-cell table:number-columns-repeated="89"/>
          <table:covered-table-cell table:style-name="ce20"/>
          <table:covered-table-cell table:style-name="ce24"/>
        </table:table-row>
        <table:table-row table:style-name="ro2">
          <table:table-cell table:number-columns-repeated="89"/>
          <table:table-cell table:style-name="ce21" office:value-type="string" calcext:value-type="string">
            <text:p>1D10</text:p>
          </table:table-cell>
          <table:table-cell table:style-name="ce25" office:value-type="string" calcext:value-type="string">
            <text:p>Jets</text:p>
          </table:table-cell>
        </table:table-row>
        <table:table-row table:style-name="ro2">
          <table:table-cell table:number-columns-repeated="89"/>
          <table:table-cell table:style-name="ce22" office:value-type="string" calcext:value-type="string">
            <text:p>1-7</text:p>
          </table:table-cell>
          <table:table-cell table:style-name="ce26" office:value-type="string" calcext:value-type="string">
            <text:p>Intellect</text:p>
          </table:table-cell>
        </table:table-row>
        <table:table-row table:style-name="ro3">
          <table:table-cell table:number-columns-repeated="89"/>
          <table:table-cell table:style-name="ce21" office:value-type="string" calcext:value-type="string">
            <text:p>8-10</text:p>
          </table:table-cell>
          <table:table-cell table:style-name="ce27" office:value-type="string" calcext:value-type="string">
            <text:p>Perception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57:20.589076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